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9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4pt" style:font-size-asian="44pt" style:font-size-complex="4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2">
          <table:table-cell/>
          <table:table-cell table:style-name="ce1" office:value-type="string">
            <text:p>Bruit de fond</text:p>
          </table:table-cell>
          <table:table-cell table:number-columns-repeated="4"/>
          <table:table-cell table:style-name="ce4" office:value-type="string">
            <text:p>PLAY LIST 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>
            <text:p>MUSIQUE</text:p>
          </table:table-cell>
          <table:table-cell/>
        </table:table-row>
        <table:table-row table:style-name="ro3">
          <table:table-cell/>
          <table:table-cell table:style-name="ce2" office:value-type="string">
            <text:p><text:s text:c="20"/>Duo acoustiqu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4">
          <table:table-cell/>
          <table:table-cell office:value-type="string">
            <text:p><text:span text:style-name="T1">Accueil </text:span><text:s text:c="2"/>Le duo <text:s text:c="2"/>Photos <text:s text:c="2"/>Vidéos <text:s text:c="2"/>Liens <text:s text:c="2"/>Boutique <text:s text:c="2"/>Contact</text:p>
          </table:table-cell>
          <table:table-cell table:number-columns-repeated="4"/>
          <table:table-cell table:style-name="ce7"/>
          <table:table-cell/>
        </table:table-row>
        <table:table-row table:style-name="ro1" table:number-rows-repeated="2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>
            <text:p><text:s text:c="6"/>Bruit de Fond, c'est la rencontre entre une chanteuse </text:p>
          </table:table-cell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office:value-type="string">
            <text:p><text:s text:c="4"/>(Sylvy) et un guitariste chanteur (Pat), qui ont réuni leur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/>passion de la musique pour vous proposer un duo acoustique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" office:value-type="string">
            <text:p>Diaporama photos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6"/>
          <table:table-cell table:style-name="ce5" office:value-type="string">
            <text:p>les <text:s/>dates à venir</text:p>
          </table:table-cell>
          <table:table-cell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16/04/2013</text:date>, <text:time>18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 </meta:initial-creator>
    <meta:creation-date>2013-04-16T13:59:32.31</meta:creation-date>
    <dc:date>2013-04-16T18:10:56.09</dc:date>
    <dc:creator>Pat </dc:creator>
    <meta:editing-duration>PT34M42S</meta:editing-duration>
    <meta:editing-cycles>7</meta:editing-cycles>
    <meta:generator>OpenOffice.org/3.3$Win32 OpenOffice.org_project/330m20$Build-9567</meta:generator>
    <meta:document-statistic meta:table-count="3" meta:cell-count="10" meta:object-count="0"/>
  </office:meta>
</office:document-meta>
</file>